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4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0.699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0.937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1.57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3" table:default-cell-style-name="ce3"/>
        <table:table-column table:style-name="co6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2" office:value-type="string">
            <text:p>Complex</text:p>
          </table:table-cell>
          <table:table-cell table:style-name="ce1" office:value-type="string">
            <text:p>todo</text:p>
          </table:table-cell>
          <table:table-cell table:style-name="ce1" office:value-type="string">
            <text:p>tag</text:p>
          </table:table-cell>
          <table:table-cell table:style-name="ce1" office:value-type="string">
            <text:p>ch</text:p>
          </table:table-cell>
          <table:table-cell table:style-name="ce1" office:value-type="string">
            <text:p>comments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link</text:p>
          </table:table-cell>
          <table:table-cell office:value-type="string">
            <text:p>+</text:p>
          </table:table-cell>
          <table:table-cell office:value-type="string">
            <text:p>skipdown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table:number-columns-repeated="2" office:value-type="string">
            <text:p>annotation</text:p>
          </table:table-cell>
          <table:table-cell office:value-type="string">
            <text:p>+</text:p>
          </table:table-cell>
          <table:table-cell office:value-type="string">
            <text:p>skipdown</text:p>
          </table:table-cell>
          <table:table-cell table:number-columns-repeated="2" office:value-type="string">
            <text:p>-</text:p>
          </table:table-cell>
          <table:table-cell/>
        </table:table-row>
        <table:table-row table:style-name="ro2">
          <table:table-cell table:number-columns-repeated="2" office:value-type="string">
            <text:p>author</text:p>
          </table:table-cell>
          <table:table-cell office:value-type="string">
            <text:p>+</text:p>
          </table:table-cell>
          <table:table-cell office:value-type="string">
            <text:p>skipdown</text:p>
          </table:table-cell>
          <table:table-cell table:number-columns-repeated="2" office:value-type="string">
            <text:p>-</text:p>
          </table:table-cell>
          <table:table-cell/>
        </table:table-row>
        <table:table-row table:style-name="ro2">
          <table:table-cell office:value-type="string">
            <text:p>binary</text:p>
          </table:table-cell>
          <table:table-cell office:value-type="string">
            <text:p>base64</text:p>
          </table:table-cell>
          <table:table-cell office:value-type="string">
            <text:p>-</text:p>
          </table:table-cell>
          <table:table-cell office:value-type="string">
            <text:p>convert</text:p>
          </table:table-cell>
          <table:table-cell office:value-type="string">
            <text:p>-</text:p>
          </table:table-cell>
          <table:table-cell office:value-type="string">
            <text:p>!</text:p>
          </table:table-cell>
          <table:table-cell office:value-type="string">
            <text:p>save to disk</text:p>
          </table:table-cell>
        </table:table-row>
        <table:table-row table:style-name="ro2">
          <table:table-cell office:value-type="string">
            <text:p>body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convert</text:p>
          </table:table-cell>
          <table:table-cell office:value-type="string">
            <text:p>body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book-name</text:p>
          </table:table-cell>
          <table:table-cell office:value-type="string">
            <text:p>textField</text:p>
          </table:table-cell>
          <table:table-cell office:value-type="string">
            <text:p>-</text:p>
          </table:table-cell>
          <table:table-cell office:value-type="string">
            <text:p>skipdown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book-title</text:p>
          </table:table-cell>
          <table:table-cell office:value-type="string">
            <text:p>textField</text:p>
          </table:table-cell>
          <table:table-cell office:value-type="string">
            <text:p>-</text:p>
          </table:table-cell>
          <table:table-cell office:value-type="string">
            <text:p>convert</text:p>
          </table:table-cell>
          <table:table-cell office:value-type="string">
            <text:p>title</text:p>
          </table:table-cell>
          <table:table-cell office:value-type="string">
            <text:p>+</text:p>
          </table:table-cell>
          <table:table-cell office:value-type="string">
            <text:p>cross skipflag</text:p>
          </table:table-cell>
        </table:table-row>
        <table:table-row table:style-name="ro2">
          <table:table-cell office:value-type="string">
            <text:p>cite</text:p>
          </table:table-cell>
          <table:table-cell table:number-columns-repeated="3"/>
          <table:table-cell office:value-type="string">
            <text:p>cite???</text:p>
          </table:table-cell>
          <table:table-cell table:number-columns-repeated="2"/>
        </table:table-row>
        <table:table-row table:style-name="ro2">
          <table:table-cell office:value-type="string">
            <text:p>city</text:p>
          </table:table-cell>
          <table:table-cell office:value-type="string">
            <text:p>textField</text:p>
          </table:table-cell>
          <table:table-cell office:value-type="string">
            <text:p>-</text:p>
          </table:table-cell>
          <table:table-cell office:value-type="string">
            <text:p>skipdown</text:p>
          </table:table-cell>
          <table:table-cell table:number-columns-repeated="2" office:value-type="string">
            <text:p>-</text:p>
          </table:table-cell>
          <table:table-cell/>
        </table:table-row>
        <table:table-row table:style-name="ro2">
          <table:table-cell office:value-type="string">
            <text:p>coverpage</text:p>
          </table:table-cell>
          <table:table-cell office:value-type="string">
            <text:p>image</text:p>
          </table:table-cell>
          <table:table-cell office:value-type="string">
            <text:p>-</text:p>
          </table:table-cell>
          <table:table-cell office:value-type="string">
            <text:p>skipdown</text:p>
          </table:table-cell>
          <table:table-cell table:number-columns-repeated="2" office:value-type="string">
            <text:p>-</text:p>
          </table:table-cell>
          <table:table-cell/>
        </table:table-row>
        <table:table-row table:style-name="ro2">
          <table:table-cell office:value-type="string">
            <text:p>custom-info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skipdown</text:p>
          </table:table-cell>
          <table:table-cell table:number-columns-repeated="2" office:value-type="string">
            <text:p>-</text:p>
          </table:table-cell>
          <table:table-cell/>
        </table:table-row>
        <table:table-row table:style-name="ro2">
          <table:table-cell table:number-columns-repeated="2" office:value-type="string">
            <text:p>date</text:p>
          </table:table-cell>
          <table:table-cell office:value-type="string">
            <text:p>-</text:p>
          </table:table-cell>
          <table:table-cell office:value-type="string">
            <text:p>skip</text:p>
          </table:table-cell>
          <table:table-cell table:number-columns-repeated="2" office:value-type="string">
            <text:p>-</text:p>
          </table:table-cell>
          <table:table-cell/>
        </table:table-row>
        <table:table-row table:style-name="ro2">
          <table:table-cell office:value-type="string">
            <text:p>description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skipdown</text:p>
          </table:table-cell>
          <table:table-cell table:number-columns-repeated="2" office:value-type="string">
            <text:p>-</text:p>
          </table:table-cell>
          <table:table-cell/>
        </table:table-row>
        <table:table-row table:style-name="ro2">
          <table:table-cell office:value-type="string">
            <text:p>document-info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skipdown</text:p>
          </table:table-cell>
          <table:table-cell table:number-columns-repeated="2" office:value-type="string">
            <text:p>-</text:p>
          </table:table-cell>
          <table:table-cell/>
        </table:table-row>
        <table:table-row table:style-name="ro2">
          <table:table-cell office:value-type="string">
            <text:p>email</text:p>
          </table:table-cell>
          <table:table-cell office:value-type="string">
            <text:p>str</text:p>
          </table:table-cell>
          <table:table-cell office:value-type="string">
            <text:p>-</text:p>
          </table:table-cell>
          <table:table-cell office:value-type="string">
            <text:p>skipdown</text:p>
          </table:table-cell>
          <table:table-cell table:number-columns-repeated="2" office:value-type="string">
            <text:p>-</text:p>
          </table:table-cell>
          <table:table-cell/>
        </table:table-row>
        <table:table-row table:style-name="ro2">
          <table:table-cell office:value-type="string">
            <text:p>emphasis</text:p>
          </table:table-cell>
          <table:table-cell/>
          <table:table-cell office:value-type="string">
            <text:p>+</text:p>
          </table:table-cell>
          <table:table-cell office:value-type="string">
            <text:p>skipdown</text:p>
          </table:table-cell>
          <table:table-cell table:number-columns-repeated="2" office:value-type="string">
            <text:p>-</text:p>
          </table:table-cell>
          <table:table-cell/>
        </table:table-row>
        <table:table-row table:style-name="ro2">
          <table:table-cell office:value-type="string">
            <text:p>empty-line</text:p>
          </table:table-cell>
          <table:table-cell table:number-columns-repeated="2" office:value-type="string">
            <text:p>-</text:p>
          </table:table-cell>
          <table:table-cell office:value-type="string">
            <text:p>convert</text:p>
          </table:table-cell>
          <table:table-cell office:value-type="string">
            <text:p>p/</text:p>
          </table:table-cell>
          <table:table-cell table:number-columns-repeated="2"/>
        </table:table-row>
        <table:table-row table:style-name="ro2">
          <table:table-cell office:value-type="string">
            <text:p>epigraph</text:p>
          </table:table-cell>
          <table:table-cell table:number-columns-repeated="6"/>
        </table:table-row>
        <table:table-row table:style-name="ro2">
          <table:table-cell office:value-type="string">
            <text:p>FictionBook</text:p>
          </table:table-cell>
          <table:table-cell/>
          <table:table-cell office:value-type="string">
            <text:p>+</text:p>
          </table:table-cell>
          <table:table-cell office:value-type="string">
            <text:p>convert</text:p>
          </table:table-cell>
          <table:table-cell office:value-type="string">
            <text:p>html</text:p>
          </table:table-cell>
          <table:table-cell table:number-columns-repeated="2"/>
        </table:table-row>
        <table:table-row table:style-name="ro2">
          <table:table-cell office:value-type="string">
            <text:p>first-name</text:p>
          </table:table-cell>
          <table:table-cell table:number-columns-repeated="2"/>
          <table:table-cell office:value-type="string">
            <text:p>skipdown</text:p>
          </table:table-cell>
          <table:table-cell table:number-columns-repeated="2" office:value-type="string">
            <text:p>-</text:p>
          </table:table-cell>
          <table:table-cell/>
        </table:table-row>
        <table:table-row table:style-name="ro2">
          <table:table-cell office:value-type="string">
            <text:p>genre</text:p>
          </table:table-cell>
          <table:table-cell office:value-type="string">
            <text:p>int</text:p>
          </table:table-cell>
          <table:table-cell office:value-type="string">
            <text:p>-</text:p>
          </table:table-cell>
          <table:table-cell office:value-type="string">
            <text:p>skip</text:p>
          </table:table-cell>
          <table:table-cell table:number-columns-repeated="2" office:value-type="string">
            <text:p>-</text:p>
          </table:table-cell>
          <table:table-cell/>
        </table:table-row>
        <table:table-row table:style-name="ro2">
          <table:table-cell office:value-type="string">
            <text:p>history</text:p>
          </table:table-cell>
          <table:table-cell table:number-columns-repeated="2"/>
          <table:table-cell office:value-type="string">
            <text:p>skipdown</text:p>
          </table:table-cell>
          <table:table-cell table:number-columns-repeated="2" office:value-type="string">
            <text:p>-</text:p>
          </table:table-cell>
          <table:table-cell/>
        </table:table-row>
        <table:table-row table:style-name="ro2">
          <table:table-cell office:value-type="string">
            <text:p>home-page</text:p>
          </table:table-cell>
          <table:table-cell table:number-columns-repeated="2"/>
          <table:table-cell office:value-type="string">
            <text:p>skipdown</text:p>
          </table:table-cell>
          <table:table-cell table:number-columns-repeated="2" office:value-type="string">
            <text:p>-</text:p>
          </table:table-cell>
          <table:table-cell/>
        </table:table-row>
        <table:table-row table:style-name="ro2">
          <table:table-cell office:value-type="string">
            <text:p>id</text:p>
          </table:table-cell>
          <table:table-cell table:number-columns-repeated="2"/>
          <table:table-cell office:value-type="string">
            <text:p>skipdown</text:p>
          </table:table-cell>
          <table:table-cell table:number-columns-repeated="3"/>
        </table:table-row>
        <table:table-row table:style-name="ro2">
          <table:table-cell office:value-type="string">
            <text:p>image</text:p>
          </table:table-cell>
          <table:table-cell table:number-columns-repeated="2"/>
          <table:table-cell office:value-type="string">
            <text:p>skipdown</text:p>
          </table:table-cell>
          <table:table-cell table:number-columns-repeated="3"/>
        </table:table-row>
        <table:table-row table:style-name="ro2">
          <table:table-cell office:value-type="string">
            <text:p>isbn</text:p>
          </table:table-cell>
          <table:table-cell table:number-columns-repeated="2"/>
          <table:table-cell office:value-type="string">
            <text:p>skipdown</text:p>
          </table:table-cell>
          <table:table-cell table:number-columns-repeated="3"/>
        </table:table-row>
        <table:table-row table:style-name="ro2">
          <table:table-cell office:value-type="string">
            <text:p>keywords</text:p>
          </table:table-cell>
          <table:table-cell office:value-type="string">
            <text:p>str</text:p>
          </table:table-cell>
          <table:table-cell office:value-type="string">
            <text:p>-</text:p>
          </table:table-cell>
          <table:table-cell office:value-type="string">
            <text:p>skip</text:p>
          </table:table-cell>
          <table:table-cell table:number-columns-repeated="2" office:value-type="string">
            <text:p>-</text:p>
          </table:table-cell>
          <table:table-cell/>
        </table:table-row>
        <table:table-row table:style-name="ro2">
          <table:table-cell office:value-type="string">
            <text:p>lang</text:p>
          </table:table-cell>
          <table:table-cell table:number-columns-repeated="2"/>
          <table:table-cell office:value-type="string">
            <text:p>skipdown</text:p>
          </table:table-cell>
          <table:table-cell table:number-columns-repeated="3"/>
        </table:table-row>
        <table:table-row table:style-name="ro2">
          <table:table-cell office:value-type="string">
            <text:p>last-name</text:p>
          </table:table-cell>
          <table:table-cell table:number-columns-repeated="2"/>
          <table:table-cell office:value-type="string">
            <text:p>skipdown</text:p>
          </table:table-cell>
          <table:table-cell table:number-columns-repeated="3"/>
        </table:table-row>
        <table:table-row table:style-name="ro2">
          <table:table-cell office:value-type="string">
            <text:p>middle-name</text:p>
          </table:table-cell>
          <table:table-cell table:number-columns-repeated="2"/>
          <table:table-cell office:value-type="string">
            <text:p>skipdown</text:p>
          </table:table-cell>
          <table:table-cell table:number-columns-repeated="3"/>
        </table:table-row>
        <table:table-row table:style-name="ro2">
          <table:table-cell office:value-type="string">
            <text:p>nickname</text:p>
          </table:table-cell>
          <table:table-cell table:number-columns-repeated="2"/>
          <table:table-cell office:value-type="string">
            <text:p>skipdown</text:p>
          </table:table-cell>
          <table:table-cell table:number-columns-repeated="3"/>
        </table:table-row>
        <table:table-row table:style-name="ro2">
          <table:table-cell office:value-type="string">
            <text:p>p</text:p>
          </table:table-cell>
          <table:table-cell office:value-type="string">
            <text:p>str</text:p>
          </table:table-cell>
          <table:table-cell office:value-type="string">
            <text:p>-</text:p>
          </table:table-cell>
          <table:table-cell office:value-type="string">
            <text:p>convert</text:p>
          </table:table-cell>
          <table:table-cell office:value-type="string">
            <text:p>p</text:p>
          </table:table-cell>
          <table:table-cell office:value-type="string">
            <text:p>+</text:p>
          </table:table-cell>
          <table:table-cell/>
        </table:table-row>
        <table:table-row table:style-name="ro2">
          <table:table-cell office:value-type="string">
            <text:p>poem</text:p>
          </table:table-cell>
          <table:table-cell table:number-columns-repeated="6"/>
        </table:table-row>
        <table:table-row table:style-name="ro2">
          <table:table-cell office:value-type="string">
            <text:p>program-used</text:p>
          </table:table-cell>
          <table:table-cell table:number-columns-repeated="2"/>
          <table:table-cell office:value-type="string">
            <text:p>skipdown</text:p>
          </table:table-cell>
          <table:table-cell table:number-columns-repeated="3"/>
        </table:table-row>
        <table:table-row table:style-name="ro2">
          <table:table-cell office:value-type="string">
            <text:p>publisher</text:p>
          </table:table-cell>
          <table:table-cell table:number-columns-repeated="2"/>
          <table:table-cell office:value-type="string">
            <text:p>skipdown</text:p>
          </table:table-cell>
          <table:table-cell table:number-columns-repeated="3"/>
        </table:table-row>
        <table:table-row table:style-name="ro2">
          <table:table-cell office:value-type="string">
            <text:p>publish-info</text:p>
          </table:table-cell>
          <table:table-cell table:number-columns-repeated="2"/>
          <table:table-cell office:value-type="string">
            <text:p>skipdown</text:p>
          </table:table-cell>
          <table:table-cell table:number-columns-repeated="3"/>
        </table:table-row>
        <table:table-row table:style-name="ro2">
          <table:table-cell office:value-type="string">
            <text:p>section</text:p>
          </table:table-cell>
          <table:table-cell table:number-columns-repeated="6"/>
        </table:table-row>
        <table:table-row table:style-name="ro2">
          <table:table-cell office:value-type="string">
            <text:p>sequence</text:p>
          </table:table-cell>
          <table:table-cell table:number-columns-repeated="2"/>
          <table:table-cell office:value-type="string">
            <text:p>skipdown</text:p>
          </table:table-cell>
          <table:table-cell table:number-columns-repeated="3"/>
        </table:table-row>
        <table:table-row table:style-name="ro2">
          <table:table-cell office:value-type="string">
            <text:p>src-lang</text:p>
          </table:table-cell>
          <table:table-cell table:number-columns-repeated="2"/>
          <table:table-cell office:value-type="string">
            <text:p>skipdown</text:p>
          </table:table-cell>
          <table:table-cell table:number-columns-repeated="3"/>
        </table:table-row>
        <table:table-row table:style-name="ro2">
          <table:table-cell office:value-type="string">
            <text:p>src-ocr</text:p>
          </table:table-cell>
          <table:table-cell table:number-columns-repeated="2"/>
          <table:table-cell office:value-type="string">
            <text:p>skipdown</text:p>
          </table:table-cell>
          <table:table-cell table:number-columns-repeated="3"/>
        </table:table-row>
        <table:table-row table:style-name="ro2">
          <table:table-cell office:value-type="string">
            <text:p>src-url</text:p>
          </table:table-cell>
          <table:table-cell table:number-columns-repeated="2"/>
          <table:table-cell office:value-type="string">
            <text:p>skipdown</text:p>
          </table:table-cell>
          <table:table-cell table:number-columns-repeated="3"/>
        </table:table-row>
        <table:table-row table:style-name="ro2">
          <table:table-cell office:value-type="string">
            <text:p>stanza</text:p>
          </table:table-cell>
          <table:table-cell table:number-columns-repeated="6"/>
        </table:table-row>
        <table:table-row table:style-name="ro2">
          <table:table-cell office:value-type="string">
            <text:p>strong</text:p>
          </table:table-cell>
          <table:table-cell table:number-columns-repeated="2"/>
          <table:table-cell office:value-type="string">
            <text:p>skipdown</text:p>
          </table:table-cell>
          <table:table-cell table:number-columns-repeated="3"/>
        </table:table-row>
        <table:table-row table:style-name="ro2">
          <table:table-cell office:value-type="string">
            <text:p>style</text:p>
          </table:table-cell>
          <table:table-cell table:number-columns-repeated="2"/>
          <table:table-cell office:value-type="string">
            <text:p>skipdown</text:p>
          </table:table-cell>
          <table:table-cell table:number-columns-repeated="2" office:value-type="string">
            <text:p>-</text:p>
          </table:table-cell>
          <table:table-cell/>
        </table:table-row>
        <table:table-row table:style-name="ro2">
          <table:table-cell office:value-type="string">
            <text:p>stylesheet</text:p>
          </table:table-cell>
          <table:table-cell table:number-columns-repeated="2"/>
          <table:table-cell office:value-type="string">
            <text:p>skipdown</text:p>
          </table:table-cell>
          <table:table-cell table:number-columns-repeated="3"/>
        </table:table-row>
        <table:table-row table:style-name="ro2">
          <table:table-cell office:value-type="string">
            <text:p>subtitle</text:p>
          </table:table-cell>
          <table:table-cell table:number-columns-repeated="6"/>
        </table:table-row>
        <table:table-row table:style-name="ro2">
          <table:table-cell office:value-type="string">
            <text:p>table</text:p>
          </table:table-cell>
          <table:table-cell/>
          <table:table-cell office:value-type="string">
            <text:p>+</text:p>
          </table:table-cell>
          <table:table-cell office:value-type="string">
            <text:p>convert</text:p>
          </table:table-cell>
          <table:table-cell office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>
            <text:p>td</text:p>
          </table:table-cell>
          <table:table-cell/>
          <table:table-cell office:value-type="string">
            <text:p>-</text:p>
          </table:table-cell>
          <table:table-cell office:value-type="string">
            <text:p>convert</text:p>
          </table:table-cell>
          <table:table-cell office:value-type="string">
            <text:p>td</text:p>
          </table:table-cell>
          <table:table-cell table:number-columns-repeated="2"/>
        </table:table-row>
        <table:table-row table:style-name="ro2">
          <table:table-cell office:value-type="string">
            <text:p>text-author</text:p>
          </table:table-cell>
          <table:table-cell office:value-type="string">
            <text:p>textField</text:p>
          </table:table-cell>
          <table:table-cell office:value-type="string">
            <text:p>-</text:p>
          </table:table-cell>
          <table:table-cell office:value-type="string">
            <text:p>convert</text:p>
          </table:table-cell>
          <table:table-cell office:value-type="string">
            <text:p>p style...</text:p>
          </table:table-cell>
          <table:table-cell table:number-columns-repeated="2"/>
        </table:table-row>
        <table:table-row table:style-name="ro2">
          <table:table-cell office:value-type="string">
            <text:p>title</text:p>
          </table:table-cell>
          <table:table-cell/>
          <table:table-cell office:value-type="string">
            <text:p>+</text:p>
          </table:table-cell>
          <table:table-cell table:number-columns-repeated="4"/>
        </table:table-row>
        <table:table-row table:style-name="ro2">
          <table:table-cell office:value-type="string">
            <text:p>title-info</text:p>
          </table:table-cell>
          <table:table-cell table:number-columns-repeated="2"/>
          <table:table-cell office:value-type="string">
            <text:p>skipdown</text:p>
          </table:table-cell>
          <table:table-cell table:number-columns-repeated="3"/>
        </table:table-row>
        <table:table-row table:style-name="ro2">
          <table:table-cell office:value-type="string">
            <text:p>tr</text:p>
          </table:table-cell>
          <table:table-cell/>
          <table:table-cell office:value-type="string">
            <text:p>+</text:p>
          </table:table-cell>
          <table:table-cell office:value-type="string">
            <text:p>convert</text:p>
          </table:table-cell>
          <table:table-cell office:value-type="string">
            <text:p>tr</text:p>
          </table:table-cell>
          <table:table-cell table:number-columns-repeated="2"/>
        </table:table-row>
        <table:table-row table:style-name="ro2">
          <table:table-cell office:value-type="string">
            <text:p>translator</text:p>
          </table:table-cell>
          <table:table-cell table:number-columns-repeated="2"/>
          <table:table-cell office:value-type="string">
            <text:p>skipdown</text:p>
          </table:table-cell>
          <table:table-cell table:number-columns-repeated="2" office:value-type="string">
            <text:p>-</text:p>
          </table:table-cell>
          <table:table-cell/>
        </table:table-row>
        <table:table-row table:style-name="ro2">
          <table:table-cell office:value-type="string">
            <text:p>v</text:p>
          </table:table-cell>
          <table:table-cell office:value-type="string">
            <text:p>str</text:p>
          </table:table-cell>
          <table:table-cell office:value-type="string">
            <text:p>-</text:p>
          </table:table-cell>
          <table:table-cell office:value-type="string">
            <text:p>convert</text:p>
          </table:table-cell>
          <table:table-cell office:value-type="string">
            <text:p>p style...</text:p>
          </table:table-cell>
          <table:table-cell office:value-type="string">
            <text:p>+</text:p>
          </table:table-cell>
          <table:table-cell/>
        </table:table-row>
        <table:table-row table:style-name="ro2">
          <table:table-cell office:value-type="string">
            <text:p>version</text:p>
          </table:table-cell>
          <table:table-cell office:value-type="string">
            <text:p>float</text:p>
          </table:table-cell>
          <table:table-cell office:value-type="string">
            <text:p>-</text:p>
          </table:table-cell>
          <table:table-cell office:value-type="string">
            <text:p>skipdown</text:p>
          </table:table-cell>
          <table:table-cell table:number-columns-repeated="2" office:value-type="string">
            <text:p>-</text:p>
          </table:table-cell>
          <table:table-cell/>
        </table:table-row>
        <table:table-row table:style-name="ro2"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skipdown</text:p>
          </table:table-cell>
          <table:table-cell table:number-columns-repeated="2" office:value-type="string">
            <text:p>-</text:p>
          </table:table-cell>
          <table:table-cell/>
        </table:table-row>
      </table:table>
      <table:table table:name="Лист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9">29.10.2009</text:date>, <text:time>01:34:1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7T00:37:14</meta:creation-date>
    <dc:date>2009-10-29T01:34:15</dc:date>
    <meta:editing-duration>PT02H13M04S</meta:editing-duration>
    <meta:editing-cycles>22</meta:editing-cycles>
    <meta:generator>OpenOffice.org/3.1$Linux OpenOffice.org_project/310m19$Build-9420</meta:generator>
    <meta:document-statistic meta:table-count="3" meta:cell-count="221" meta:object-count="0"/>
  </office:meta>
</office:document-meta>
</file>